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edQueryBuilder.FilteredQueryBuilder( FilterBuilder filterFactory , QueryBuilder query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edQueryBuilder.getQuery( Elem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